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Converted1">
      <style:paragraph-properties style:page-number="auto" fo:break-before="page"/>
    </style:style>
    <style:style style:name="P4" style:family="paragraph" style:parent-style-name="Standard" style:master-page-name="Converted2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A</text:p>
      <text:p text:style-name="Standard"/>
      <text:p text:style-name="P3">BBB</text:p>
      <text:p text:style-name="Standard">zaza</text:p>
      <text:p text:style-name="Standard">zaza</text:p>
      <text:p text:style-name="P4">GGGG</text:p>
      <text:p text:style-name="P1">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501cm" fo:margin-bottom="2.501cm" fo:margin-left="2.501cm" fo:margin-right="2.501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ortrait page footer</text:p>
      </style:footer>
    </style:master-page>
    <style:master-page style:name="Converted1" style:page-layout-name="Mpm2">
      <style:footer>
        <text:p text:style-name="Footer">Landscape page footer</text:p>
      </style:footer>
    </style:master-page>
    <style:master-page style:name="Converted2" style:page-layout-name="Mpm1">
      <style:footer>
        <text:p text:style-name="Footer">Second portrait</text:p>
        <text:p text:style-name="Footer">pag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L P</dc:creator>
    <meta:editing-cycles>7</meta:editing-cycles>
    <meta:creation-date>2011-06-22T15:33:00</meta:creation-date>
    <dc:date>2012-03-07T14:06:37.80</dc:date>
    <meta:editing-duration>PT00H02M12S</meta:editing-duration>
    <meta:generator>OpenOffice.org/3.2$Win32 OpenOffice.org_project/320m18$Build-9502</meta:generator>
    <meta:document-statistic meta:table-count="0" meta:image-count="0" meta:object-count="0" meta:page-count="4" meta:paragraph-count="10" meta:word-count="16" meta:character-count="88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